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00cc00" draw:textarea-vertical-align="middle"/>
    </style:style>
    <style:style style:name="gr7" style:family="graphic" style:parent-style-name="standard">
      <style:graphic-properties svg:stroke-color="#000000" draw:fill-color="#ff3333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fo:min-height="1.425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standard">
      <style:graphic-properties draw:stroke="none" svg:stroke-color="#000000" draw:fill="none" draw:fill-color="#ffffff" fo:min-height="0.95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3.561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6cm" svg:height="17.7cm" svg:x="1.7cm" svg:y="6.9cm">
          <text:p/>
        </draw:rect>
        <draw:custom-shape draw:style-name="gr2" draw:text-style-name="P1" draw:layer="layout" svg:width="16.3cm" svg:height="16.3cm" svg:x="2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cm" svg:y1="7.8cm" svg:x2="10.5cm" svg:y2="16.4cm">
          <text:p/>
        </draw:line>
        <draw:custom-shape draw:style-name="gr4" draw:text-style-name="P1" draw:layer="layout" svg:width="2.1cm" svg:height="2.1cm" svg:x="13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1cm" svg:height="2.1cm" svg:x="7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1cm" svg:height="2.1cm" svg:x="4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1" draw:layer="layout" svg:width="3.099cm" svg:height="3.499cm" svg:x="12.8cm" svg:y="8.9cm" svg:viewBox="0 0 3100 3500" draw:points="0,0 1400,400 2200,1200 3100,2600 3000,3500 1800,3000 1300,1600 100,800">
          <text:p/>
        </draw:polygon>
        <draw:polygon draw:style-name="gr6" draw:text-style-name="P1" draw:layer="layout" svg:width="5.299cm" svg:height="6.799cm" svg:x="11cm" svg:y="15.1cm" svg:viewBox="0 0 5300 6800" draw:points="4800,0 4700,0 5000,200 5300,800 4500,1900 3200,2800 2000,3500 1500,4800 1100,6500 400,6800 0,4800 700,3100 2000,2100 3400,1500 4100,300">
          <text:p/>
        </draw:polygon>
        <draw:polygon draw:style-name="gr7" draw:text-style-name="P1" draw:layer="layout" svg:width="1.299cm" svg:height="1.399cm" svg:x="6.1cm" svg:y="20.6cm" svg:viewBox="0 0 1300 1400" draw:points="500,0 700,0 1200,400 1300,800 700,1400 0,900 0,400 0,300">
          <text:p/>
        </draw:polygon>
        <draw:polygon draw:style-name="gr7" draw:text-style-name="P1" draw:layer="layout" svg:width="1.099cm" svg:height="1.199cm" svg:x="4cm" svg:y="15.3cm" svg:viewBox="0 0 1100 1200" draw:points="300,200 800,0 1100,0 1100,300 1000,900 600,1200 200,1200 0,500">
          <text:p/>
        </draw:polygon>
        <draw:frame draw:style-name="gr8" draw:text-style-name="P2" draw:layer="layout" svg:width="4.4cm" svg:height="3.099cm" svg:x="13.2cm" svg:y="21.001cm">
          <draw:text-box>
            <text:p><text:span text:style-name="T1">EP1 - Oak</text:span></text:p>
          </draw:text-box>
        </draw:frame>
        <draw:frame draw:style-name="gr9" draw:text-style-name="P2" draw:layer="layout" svg:width="4.7cm" svg:height="1.675cm" svg:x="6.5cm" svg:y="11.3cm">
          <draw:text-box>
            <text:p><text:span text:style-name="T1">EP2 - Beech</text:span></text:p>
          </draw:text-box>
        </draw:frame>
        <draw:frame draw:style-name="gr10" draw:text-style-name="P2" draw:layer="layout" svg:width="3.3cm" svg:height="1.3cm" svg:x="14.8cm" svg:y="13.2cm">
          <draw:text-box>
            <text:p><text:span text:style-name="T1">DW</text:span></text:p>
          </draw:text-box>
        </draw:frame>
        <draw:frame draw:style-name="gr11" draw:layer="layout" svg:width="0.1cm" svg:height="1.204cm" svg:x="25cm" svg:y="9.8cm">
          <draw:text-box>
            <text:p/>
          </draw:text-box>
        </draw:frame>
        <draw:frame draw:style-name="gr10" draw:text-style-name="P2" draw:layer="layout" svg:width="3cm" svg:height="1.3cm" svg:x="5.5cm" svg:y="17.8cm">
          <draw:text-box>
            <text:p><text:span text:style-name="T1">SL</text:span></text:p>
          </draw:text-box>
        </draw:frame>
        <draw:frame draw:style-name="gr8" draw:text-style-name="P2" draw:layer="layout" svg:width="2.8cm" svg:height="3.099cm" svg:x="10.5cm" svg:y="15.7cm">
          <draw:text-box>
            <text:p><text:span text:style-name="T1">r=5m</text:span></text:p>
          </draw:text-box>
        </draw:frame>
        <draw:line draw:style-name="gr12" draw:text-style-name="P1" draw:layer="layout" svg:x1="15.5cm" svg:y1="13.1cm" svg:x2="14.8cm" svg:y2="11cm">
          <text:p/>
        </draw:line>
        <draw:line draw:style-name="gr12" draw:text-style-name="P1" draw:layer="layout" svg:x1="15.6cm" svg:y1="14.2cm" svg:x2="15.2cm" svg:y2="16.6cm">
          <text:p/>
        </draw:line>
        <draw:line draw:style-name="gr12" draw:text-style-name="P1" draw:layer="layout" svg:x1="5.5cm" svg:y1="17.7cm" svg:x2="4.5cm" svg:y2="16cm">
          <text:p/>
        </draw:line>
        <draw:line draw:style-name="gr12" draw:text-style-name="P1" draw:layer="layout" svg:x1="6.2cm" svg:y1="19cm" svg:x2="6.5cm" svg:y2="21.3cm">
          <text:p/>
        </draw:line>
        <draw:frame draw:style-name="gr13" draw:text-style-name="P2" draw:layer="layout" svg:width="6.9cm" svg:height="3.811cm" svg:x="16.4cm" svg:y="22.989cm">
          <draw:text-box>
            <text:p><text:span text:style-name="T1">Mainplot</text:span></text:p>
          </draw:text-box>
        </draw:frame>
        <draw:line draw:style-name="gr12" draw:text-style-name="P1" draw:layer="layout" svg:x1="16.4cm" svg:y1="23.4cm" svg:x2="15.5cm" svg:y2="22.8cm">
          <text:p/>
        </draw:line>
      </draw:page>
      <draw:page draw:name="page2" draw:style-name="dp1" draw:master-page-name="Standard">
        <draw:custom-shape draw:style-name="gr14" draw:text-style-name="P3" draw:layer="layout" svg:width="6cm" svg:height="3.5cm" svg:x="7.5cm" svg:y="1.6cm">
          <text:p text:style-name="P1"><text:span text:style-name="T2">Fieldwork</text:span></text:p>
          <text:p text:style-name="P1"><text:span text:style-name="T3">Data collection</text:span></text:p>
          <text:p text:style-name="P1"><text:span text:style-name="T3">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5cm" svg:y1="5.5cm" svg:x2="10.5cm" svg:y2="6.4cm">
          <text:p/>
        </draw:line>
        <draw:custom-shape draw:style-name="gr14" draw:text-style-name="P3" draw:layer="layout" svg:width="6cm" svg:height="3.5cm" svg:x="7.5cm" svg:y="7.2cm">
          <text:p text:style-name="P1"><text:span text:style-name="T2">Data Preprocession</text:span></text:p>
          <text:p text:style-name="P1"><text:span text:style-name="T3">Clean and Generate</text:span></text:p>
          <text:p text:style-name="P1"><text:span text:style-name="T3"><text:s/></text:span><text:span text:style-name="T3">Several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5" draw:text-style-name="P3" draw:layer="layout" svg:width="5.7cm" svg:height="3.8cm" svg:x="14cm" svg:y="7cm">
          <text:p text:style-name="P1"><text:span text:style-name="T2">Correlations Test</text:span></text:p>
          <text:p text:style-name="P1"><text:span text:style-name="T3">Environmental </text:span></text:p>
          <text:p text:style-name="P1"><text:span text:style-name="T3">Parameters</text:span></text:p>
        </draw:ellipse>
        <draw:ellipse draw:style-name="gr15" draw:text-style-name="P3" draw:layer="layout" svg:width="5.7cm" svg:height="3.8cm" svg:x="1.3cm" svg:y="7cm">
          <text:p text:style-name="P1"><text:span text:style-name="T2">Correlations Test</text:span></text:p>
          <text:p text:style-name="P1"><text:span text:style-name="T3">Maximum</text:span></text:p>
          <text:p text:style-name="P1"><text:span text:style-name="T3">Growth Height</text:span></text:p>
        </draw:ellipse>
        <draw:line draw:style-name="gr12" draw:text-style-name="P1" draw:layer="layout" svg:x1="13.2cm" svg:y1="9cm" svg:x2="14.4cm" svg:y2="9cm">
          <text:p/>
        </draw:line>
        <draw:line draw:style-name="gr12" draw:text-style-name="P1" draw:layer="layout" svg:x1="7.7cm" svg:y1="9cm" svg:x2="6.5cm" svg:y2="9cm">
          <text:p/>
        </draw:line>
        <draw:custom-shape draw:style-name="gr14" draw:text-style-name="P3" draw:layer="layout" svg:width="6cm" svg:height="3.5cm" svg:x="7.5cm" svg:y="13.3cm">
          <text:p text:style-name="P1"><text:span text:style-name="T2">Multi Variant Statisics</text:span></text:p>
          <text:p text:style-name="P1"><text:span text:style-name="T3">Similarities of Plots</text:span></text:p>
          <text:p text:style-name="P1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3.3cm">
          <text:p text:style-name="P1"><text:span text:style-name="T2">Indicator Species</text:span></text:p>
          <text:p text:style-name="P1"><text:span text:style-name="T3">Significant Indicators </text:span></text:p>
          <text:p text:style-name="P1"><text:span text:style-name="T3">for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3.3cm">
          <text:p text:style-name="P1"><text:span text:style-name="T2">Generall Statisics</text:span></text:p>
          <text:p text:style-name="P1"><text:span text:style-name="T3">Overall total coverage </text:span></text:p>
          <text:p text:style-name="P1"><text:span text:style-name="T3">And occuria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.8cm" svg:y1="17.5cm" svg:x2="16.8cm" svg:y2="18.5cm">
          <text:p/>
        </draw:line>
        <draw:line draw:style-name="gr12" draw:text-style-name="P1" draw:layer="layout" svg:x1="10.5cm" svg:y1="17.5cm" svg:x2="10.5cm" svg:y2="18.5cm">
          <text:p/>
        </draw:line>
        <draw:line draw:style-name="gr12" draw:text-style-name="P1" draw:layer="layout" svg:x1="4.2cm" svg:y1="17.5cm" svg:x2="4.2cm" svg:y2="18.5cm">
          <text:p/>
        </draw:line>
        <draw:line draw:style-name="gr12" draw:text-style-name="P1" draw:layer="layout" svg:x1="17cm" svg:y1="11.5cm" svg:x2="17cm" svg:y2="12.5cm">
          <text:p/>
        </draw:line>
        <draw:line draw:style-name="gr12" draw:text-style-name="P1" draw:layer="layout" svg:x1="10.5cm" svg:y1="11.5cm" svg:x2="10.5cm" svg:y2="12.5cm">
          <text:p/>
        </draw:line>
        <draw:line draw:style-name="gr12" draw:text-style-name="P1" draw:layer="layout" svg:x1="4.2cm" svg:y1="11.5cm" svg:x2="4.2cm" svg:y2="12.5cm">
          <text:p/>
        </draw:line>
        <draw:custom-shape draw:style-name="gr14" draw:text-style-name="P3" draw:layer="layout" svg:width="6cm" svg:height="3.5cm" svg:x="7.5cm" svg:y="19.2cm">
          <text:p text:style-name="P1"><text:span text:style-name="T1">Multi Variant Statisics</text:span></text:p>
          <text:p text:style-name="P1"><text:span text:style-name="T3">Similarities of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9.2cm">
          <text:p text:style-name="P1"><text:span text:style-name="T1">Indicator Species</text:span></text:p>
          <text:p text:style-name="P1"><text:span text:style-name="T3">Significant Indickator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9.2cm">
          <text:p text:style-name="P1"><text:span text:style-name="T1">Generall Statisics</text:span></text:p>
          <text:p text:style-name="P1"><text:span text:style-name="T3">Describtive</text:span></text:p>
          <text:p text:style-name="P1"><text:span text:style-name="T3">Overall total coverage and </text:span></text:p>
          <text:p text:style-name="P1"><text:span text:style-name="T3">occuriance on plot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8cm" svg:height="2cm" svg:x="1.501cm" svg:y="26.201cm">
          <text:p text:style-name="P4"><text:span text:style-name="T4">Typical moos species compositions and distribu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4.101cm" svg:y1="23.701cm" svg:x2="4.101cm" svg:y2="25.201cm">
          <text:p/>
        </draw:line>
        <draw:line draw:style-name="gr12" draw:text-style-name="P1" draw:layer="layout" svg:x1="10.501cm" svg:y1="23.701cm" svg:x2="10.501cm" svg:y2="25.201cm">
          <text:p/>
        </draw:line>
        <draw:line draw:style-name="gr12" draw:text-style-name="P1" draw:layer="layout" svg:x1="16.801cm" svg:y1="23.601cm" svg:x2="16.801cm" svg:y2="25.101cm">
          <text:p/>
        </draw:line>
      </draw:page>
      <draw:page draw:name="page3" draw:style-name="dp1" draw:master-page-name="Standard">
        <draw:custom-shape draw:style-name="gr14" draw:text-style-name="P3" draw:layer="layout" svg:width="6cm" svg:height="3.5cm" svg:x="7.5cm" svg:y="1.6cm">
          <text:p text:style-name="P3"><text:span text:style-name="T2">Fieldwork</text:span></text:p>
          <text:p text:style-name="P3"><text:span text:style-name="T3">Data collection</text:span></text:p>
          <text:p text:style-name="P3"><text:span text:style-name="T3">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5cm" svg:y1="5.5cm" svg:x2="10.5cm" svg:y2="6.4cm">
          <text:p/>
        </draw:line>
        <draw:custom-shape draw:style-name="gr14" draw:text-style-name="P3" draw:layer="layout" svg:width="6cm" svg:height="3.5cm" svg:x="7.5cm" svg:y="7.2cm">
          <text:p text:style-name="P3"><text:span text:style-name="T2">Data Preprocession</text:span></text:p>
          <text:p text:style-name="P3"><text:span text:style-name="T3">Clean and Generate</text:span></text:p>
          <text:p text:style-name="P3"><text:span text:style-name="T3"><text:s/></text:span><text:span text:style-name="T3">Several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5" draw:text-style-name="P3" draw:layer="layout" svg:width="5.7cm" svg:height="3.8cm" svg:x="14cm" svg:y="7cm">
          <text:p text:style-name="P3"><text:span text:style-name="T2">Correlations Test</text:span></text:p>
          <text:p text:style-name="P3"><text:span text:style-name="T3">Environmental </text:span></text:p>
          <text:p text:style-name="P3"><text:span text:style-name="T3">Parameters</text:span></text:p>
        </draw:ellipse>
        <draw:ellipse draw:style-name="gr15" draw:text-style-name="P3" draw:layer="layout" svg:width="5.7cm" svg:height="3.8cm" svg:x="1.3cm" svg:y="7cm">
          <text:p text:style-name="P3"><text:span text:style-name="T2">Correlations Test</text:span></text:p>
          <text:p text:style-name="P3"><text:span text:style-name="T3">Maximum</text:span></text:p>
          <text:p text:style-name="P3"><text:span text:style-name="T3">Growth Height</text:span></text:p>
        </draw:ellipse>
        <draw:line draw:style-name="gr12" draw:text-style-name="P1" draw:layer="layout" svg:x1="13.2cm" svg:y1="9cm" svg:x2="14.4cm" svg:y2="9cm">
          <text:p/>
        </draw:line>
        <draw:line draw:style-name="gr12" draw:text-style-name="P1" draw:layer="layout" svg:x1="7.7cm" svg:y1="9cm" svg:x2="6.5cm" svg:y2="9cm">
          <text:p/>
        </draw:line>
        <draw:custom-shape draw:style-name="gr14" draw:text-style-name="P3" draw:layer="layout" svg:width="6cm" svg:height="3.5cm" svg:x="7.5cm" svg:y="13.3cm">
          <text:p text:style-name="P3"><text:span text:style-name="T2">Multi Variant Statisics</text:span></text:p>
          <text:p text:style-name="P3"><text:span text:style-name="T3">Similarities of Plots</text:span></text:p>
          <text:p text:style-name="P3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3.3cm">
          <text:p text:style-name="P3"><text:span text:style-name="T2">Indicator Species</text:span></text:p>
          <text:p text:style-name="P3"><text:span text:style-name="T3">Significant Indicators </text:span></text:p>
          <text:p text:style-name="P3"><text:span text:style-name="T3">for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3.3cm">
          <text:p text:style-name="P3"><text:span text:style-name="T2">Generall Statisics</text:span></text:p>
          <text:p text:style-name="P3"><text:span text:style-name="T3">Overall total coverage </text:span></text:p>
          <text:p text:style-name="P3"><text:span text:style-name="T3">And occuria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.8cm" svg:y1="17.5cm" svg:x2="16.8cm" svg:y2="18.5cm">
          <text:p/>
        </draw:line>
        <draw:line draw:style-name="gr12" draw:text-style-name="P1" draw:layer="layout" svg:x1="10.5cm" svg:y1="17.5cm" svg:x2="10.5cm" svg:y2="18.5cm">
          <text:p/>
        </draw:line>
        <draw:line draw:style-name="gr12" draw:text-style-name="P1" draw:layer="layout" svg:x1="4.2cm" svg:y1="17.5cm" svg:x2="4.2cm" svg:y2="18.5cm">
          <text:p/>
        </draw:line>
        <draw:line draw:style-name="gr12" draw:text-style-name="P1" draw:layer="layout" svg:x1="17cm" svg:y1="11.5cm" svg:x2="17cm" svg:y2="12.5cm">
          <text:p/>
        </draw:line>
        <draw:line draw:style-name="gr12" draw:text-style-name="P1" draw:layer="layout" svg:x1="10.5cm" svg:y1="11.5cm" svg:x2="10.5cm" svg:y2="12.5cm">
          <text:p/>
        </draw:line>
        <draw:line draw:style-name="gr12" draw:text-style-name="P1" draw:layer="layout" svg:x1="4.2cm" svg:y1="11.5cm" svg:x2="4.2cm" svg:y2="12.5cm">
          <text:p/>
        </draw:line>
        <draw:custom-shape draw:style-name="gr14" draw:text-style-name="P3" draw:layer="layout" svg:width="6cm" svg:height="3.5cm" svg:x="7.5cm" svg:y="19.2cm">
          <text:p text:style-name="P3"><text:span text:style-name="T2">Result</text:span></text:p>
          <text:p text:style-name="P3"><text:span text:style-name="T3">Similarities of Plots</text:span></text:p>
          <text:p text:style-name="P3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9.2cm">
          <text:p text:style-name="P3"><text:span text:style-name="T2">Result</text:span></text:p>
          <text:p text:style-name="P3"><text:span text:style-name="T3">Significant Species</text:span></text:p>
          <text:p text:style-name="P3"><text:span text:style-name="T3">Indicating the subst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9.2cm">
          <text:p text:style-name="P3"><text:span text:style-name="T2">Result</text:span></text:p>
          <text:p text:style-name="P3"><text:span text:style-name="T3">Overall total coverage </text:span></text:p>
          <text:p text:style-name="P3"><text:span text:style-name="T3">and occuria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8cm" svg:height="2cm" svg:x="1.501cm" svg:y="26.201cm">
          <text:p text:style-name="P5"><text:span text:style-name="T4">Typical moos species compositions and distribu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4.101cm" svg:y1="23.701cm" svg:x2="4.101cm" svg:y2="25.201cm">
          <text:p/>
        </draw:line>
        <draw:line draw:style-name="gr12" draw:text-style-name="P1" draw:layer="layout" svg:x1="10.501cm" svg:y1="23.701cm" svg:x2="10.501cm" svg:y2="25.201cm">
          <text:p/>
        </draw:line>
        <draw:line draw:style-name="gr12" draw:text-style-name="P1" draw:layer="layout" svg:x1="16.801cm" svg:y1="23.601cm" svg:x2="16.801cm" svg:y2="25.101cm">
          <text:p/>
        </draw:line>
      </draw:page>
      <draw:page draw:name="page4" draw:style-name="dp1" draw:master-page-name="Standard">
        <draw:custom-shape draw:style-name="gr14" draw:text-style-name="P3" draw:layer="layout" svg:width="6cm" svg:height="3.5cm" svg:x="7.5cm" svg:y="1.6cm">
          <text:p text:style-name="P3"><text:span text:style-name="T2">Fieldwork</text:span></text:p>
          <text:p text:style-name="P3"><text:span text:style-name="T3">Data collection</text:span></text:p>
          <text:p text:style-name="P3"><text:span text:style-name="T3">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7.5cm" svg:y="6.3cm">
          <text:p text:style-name="P3"><text:span text:style-name="T2">Data Preprocession</text:span></text:p>
          <text:p text:style-name="P3"><text:span text:style-name="T3">Clean and Generate</text:span></text:p>
          <text:p text:style-name="P3"><text:span text:style-name="T3"><text:s/></text:span><text:span text:style-name="T3">Several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5" draw:text-style-name="P3" draw:layer="layout" svg:width="5.7cm" svg:height="3.8cm" svg:x="14cm" svg:y="6.1cm">
          <text:p text:style-name="P3"><text:span text:style-name="T2">Correlations Test</text:span></text:p>
          <text:p text:style-name="P3"><text:span text:style-name="T3">Environmental </text:span></text:p>
          <text:p text:style-name="P3"><text:span text:style-name="T3">Parameters</text:span></text:p>
        </draw:ellipse>
        <draw:ellipse draw:style-name="gr15" draw:text-style-name="P3" draw:layer="layout" svg:width="5.7cm" svg:height="3.8cm" svg:x="1.3cm" svg:y="6.1cm">
          <text:p text:style-name="P3"><text:span text:style-name="T2">Correlations Test</text:span></text:p>
          <text:p text:style-name="P3"><text:span text:style-name="T3">Maximum</text:span></text:p>
          <text:p text:style-name="P3"><text:span text:style-name="T3">Growth Height</text:span></text:p>
        </draw:ellipse>
        <draw:line draw:style-name="gr12" draw:text-style-name="P1" draw:layer="layout" svg:x1="13.2cm" svg:y1="8.1cm" svg:x2="14.4cm" svg:y2="8.1cm">
          <text:p/>
        </draw:line>
        <draw:line draw:style-name="gr12" draw:text-style-name="P1" draw:layer="layout" svg:x1="7.7cm" svg:y1="8.1cm" svg:x2="6.5cm" svg:y2="8.1cm">
          <text:p/>
        </draw:line>
        <draw:custom-shape draw:style-name="gr14" draw:text-style-name="P3" draw:layer="layout" svg:width="6cm" svg:height="3.5cm" svg:x="7.5cm" svg:y="11.3cm">
          <text:p text:style-name="P3"><text:span text:style-name="T2">Multi Variant Statisics</text:span></text:p>
          <text:p text:style-name="P3"><text:span text:style-name="T3">Similarities of Plots</text:span></text:p>
          <text:p text:style-name="P3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1.3cm">
          <text:p text:style-name="P3"><text:span text:style-name="T2">Indicator Species</text:span></text:p>
          <text:p text:style-name="P3"><text:span text:style-name="T3">Significant Indicators </text:span></text:p>
          <text:p text:style-name="P3"><text:span text:style-name="T3">for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1.3cm">
          <text:p text:style-name="P3"><text:span text:style-name="T2">Generall Statisics</text:span></text:p>
          <text:p text:style-name="P3"><text:span text:style-name="T3">Overall total coverage </text:span></text:p>
          <text:p text:style-name="P3"><text:span text:style-name="T3">And occuria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.8cm" svg:y1="15cm" svg:x2="16.8cm" svg:y2="16cm">
          <text:p/>
        </draw:line>
        <draw:line draw:style-name="gr12" draw:text-style-name="P1" draw:layer="layout" svg:x1="10.5cm" svg:y1="15cm" svg:x2="10.5cm" svg:y2="16cm">
          <text:p/>
        </draw:line>
        <draw:line draw:style-name="gr12" draw:text-style-name="P1" draw:layer="layout" svg:x1="4.2cm" svg:y1="15cm" svg:x2="4.2cm" svg:y2="16cm">
          <text:p/>
        </draw:line>
        <draw:line draw:style-name="gr12" draw:text-style-name="P1" draw:layer="layout" svg:x1="17cm" svg:y1="10cm" svg:x2="17cm" svg:y2="11cm">
          <text:p/>
        </draw:line>
        <draw:line draw:style-name="gr12" draw:text-style-name="P1" draw:layer="layout" svg:x1="10.5cm" svg:y1="10cm" svg:x2="10.5cm" svg:y2="11cm">
          <text:p/>
        </draw:line>
        <draw:line draw:style-name="gr12" draw:text-style-name="P1" draw:layer="layout" svg:x1="4.2cm" svg:y1="10cm" svg:x2="4.2cm" svg:y2="11cm">
          <text:p/>
        </draw:line>
        <draw:custom-shape draw:style-name="gr14" draw:text-style-name="P3" draw:layer="layout" svg:width="6cm" svg:height="3.5cm" svg:x="7.5cm" svg:y="16.3cm">
          <text:p text:style-name="P3"><text:span text:style-name="T2">Result</text:span></text:p>
          <text:p text:style-name="P3"><text:span text:style-name="T3">Similarities of Plots</text:span></text:p>
          <text:p text:style-name="P3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6.3cm">
          <text:p text:style-name="P3"><text:span text:style-name="T2">Result</text:span></text:p>
          <text:p text:style-name="P3"><text:span text:style-name="T3">Significant Species</text:span></text:p>
          <text:p text:style-name="P3"><text:span text:style-name="T3">Indicating the subst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6.3cm">
          <text:p text:style-name="P3"><text:span text:style-name="T2">Result</text:span></text:p>
          <text:p text:style-name="P3"><text:span text:style-name="T3">Overall total coverage </text:span></text:p>
          <text:p text:style-name="P3"><text:span text:style-name="T3">and occuria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8cm" svg:height="2cm" svg:x="1.501cm" svg:y="26.201cm">
          <text:p text:style-name="P5"><text:span text:style-name="T4">Typical moos species compositions and distribu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7.5cm" svg:y="21.2cm">
          <text:p text:style-name="P3"><text:span text:style-name="T2">Arranged Tables</text:span></text:p>
          <text:p text:style-name="P3"><text:span text:style-name="T3">Similarities of Plots</text:span></text:p>
          <text:p text:style-name="P3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5cm" svg:y1="5.2cm" svg:x2="10.5cm" svg:y2="6.2cm">
          <text:p/>
        </draw:line>
        <draw:line draw:style-name="gr12" draw:text-style-name="P1" draw:layer="layout" svg:x1="16.8cm" svg:y1="19.9cm" svg:x2="16.8cm" svg:y2="25.8cm">
          <text:p/>
        </draw:line>
        <draw:line draw:style-name="gr12" draw:text-style-name="P1" draw:layer="layout" svg:x1="10.5cm" svg:y1="19.9cm" svg:x2="10.5cm" svg:y2="20.9cm">
          <text:p/>
        </draw:line>
        <draw:line draw:style-name="gr12" draw:text-style-name="P1" draw:layer="layout" svg:x1="4.2cm" svg:y1="19.9cm" svg:x2="4.2cm" svg:y2="25.8cm">
          <text:p/>
        </draw:line>
        <draw:line draw:style-name="gr12" draw:text-style-name="P1" draw:layer="layout" svg:x1="4.2cm" svg:y1="19.9cm" svg:x2="6.9cm" svg:y2="22.6cm">
          <text:p/>
        </draw:line>
        <draw:line draw:style-name="gr12" draw:text-style-name="P1" draw:layer="layout" svg:x1="16.8cm" svg:y1="19.9cm" svg:x2="14.1cm" svg:y2="22.6cm">
          <text:p/>
        </draw:line>
        <draw:line draw:style-name="gr12" draw:text-style-name="P1" draw:layer="layout" svg:x1="10.5cm" svg:y1="24.8cm" svg:x2="10.5cm" svg:y2="2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0T12:42:44.88</meta:creation-date>
    <dc:date>2020-04-01T15:20:03.20</dc:date>
    <meta:editing-duration>PT3H10M57S</meta:editing-duration>
    <meta:editing-cycles>7</meta:editing-cycles>
    <meta:generator>OpenOffice/4.1.3$Win32 OpenOffice.org_project/413m1$Build-9783</meta:generator>
    <meta:document-statistic meta:object-count="95"/>
  </office:meta>
</office:document-meta>
</file>